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2841a9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208811" officeooo:paragraph-rsid="00208811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208811" officeooo:paragraph-rsid="0020881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20e5c3" officeooo:paragraph-rsid="001cb979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2841a9" officeooo:paragraph-rsid="002841a9" style:font-size-asian="14pt" style:font-size-complex="14pt"/>
    </style:style>
    <style:style style:name="T1" style:family="text">
      <style:text-properties officeooo:rsid="002841a9"/>
    </style:style>
    <style:style style:name="T2" style:family="text">
      <style:text-properties officeooo:rsid="00290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лан занятий по дисциплине</text:span> «Основы программирования на Python»</text:p>
      <text:p text:style-name="P4"/>
      <text:p text:style-name="P1">1. <text:span text:style-name="T1">Знакомство с Python 3: история создания и ключевые особенности;</text:span></text:p>
      <text:p text:style-name="P3">2. <text:span text:style-name="T1">Модель данных в Python</text:span>;</text:p>
      <text:p text:style-name="P3">3. <text:s/><text:span text:style-name="T1">Структуры данных:</text:span></text:p>
      <text:p text:style-name="P3"><text:tab/><text:span text:style-name="T1">а.) Последовательности;</text:span></text:p>
      <text:p text:style-name="P3"><text:tab/><text:span text:style-name="T1">б.) Словари и множества;</text:span></text:p>
      <text:p text:style-name="P3">4. <text:span text:style-name="T1">Функции как объекты:</text:span></text:p>
      <text:p text:style-name="P3"><text:tab/><text:span text:style-name="T1">а.) Полноправные функции;</text:span></text:p>
      <text:p text:style-name="P3"><text:tab/><text:span text:style-name="T1">б.) Декораторы функций и замыкания;</text:span></text:p>
      <text:p text:style-name="P3">5. <text:span text:style-name="T1">Объектно-ориентированные идиомы:</text:span></text:p>
      <text:p text:style-name="P3"><text:tab/><text:span text:style-name="T1">а.) Ссылки на объекты, изменяемость и повторное использование;</text:span></text:p>
      <text:p text:style-name="P3"><text:tab/><text:span text:style-name="T1">б.) Объект в духе Python;</text:span></text:p>
      <text:p text:style-name="P3"><text:tab/><text:span text:style-name="T1">в.) Интерфейсы;</text:span></text:p>
      <text:p text:style-name="P3"><text:tab/><text:span text:style-name="T1">г.) Наследование;</text:span></text:p>
      <text:p text:style-name="P3"><text:tab/><text:span text:style-name="T1">д.) Перегрузка операторов;</text:span></text:p>
      <text:p text:style-name="P5">6. Поток управления:</text:p>
      <text:p text:style-name="P5"><text:tab/>а.) <text:span text:style-name="T2">Итерируемые объекты, итераторы и генераторы;</text:span></text:p>
      <text:p text:style-name="P5"><text:tab/><text:span text:style-name="T2">б.) Контекстные менеджеры и блоки else;</text:span></text:p>
      <text:p text:style-name="P5"><text:tab/><text:span text:style-name="T2">в.) Сопрограммы;</text:span></text:p>
      <text:p text:style-name="P5"><text:tab/><text:span text:style-name="T2">г.) Параллелизм и будущие объекты;</text:span></text:p>
      <text:p text:style-name="P5"><text:tab/><text:span text:style-name="T2">д.) Применение пакета asyncio для организации конкурентной рабо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59.305104156</meta:creation-date>
    <dc:date>2017-02-16T18:12:37.180084888</dc:date>
    <meta:editing-duration>PT15M4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97" meta:character-count="722" meta:non-whitespace-character-count="631"/>
  </office:meta>
</office:document-meta>
</file>